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ETER AND THE CRITICS AT JERUSALEM (11:1-1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ETER AND THE CRITICS AT JERUSALEM (11:1-18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ccusation (11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rgument (11:4-1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rgument (11:4-17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Peter reviews his case (11:4-16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Peter rests his case (11:17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ETER AND THE CRITICS AT JERUSALEM (11:1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accusation (11:1-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argument (11:4-17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acceptance (11: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ACTS 11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PETER AND THE CRITICS AT JERUSALEM (11:1-18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BARNABAS AND THE CONVERTS AT ANTIOCH (11:19-30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BARNABAS AND THE CONVERTS AT ANTIOCH (11:19-30)<text:s text:c="1"/></text:span><text:span text:style-name="a505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Christian assembly at Antioch (11:19-21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Christian associates at Antioch (11:22-30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<text:s text:c="1"/>The Christian associates at Antioch (11:22-30)<text:s text:c="1"/></text:span><text:span text:style-name="a520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<text:s text:c="1"/>Barnabas (11:22-24):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Saul (11:25-26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Agabus (11:27-30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Agabus (11:27-30):<text:s text:c="1"/></text:span><text:span text:style-name="a538" text:class-names=""/></text:p>
          </draw:text-box>
          <svg:title/>
          <svg:desc/>
        </draw:frame>
        <draw:frame draw:id="id98" presentation:style-name="a550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revelation (11:27-2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response (11:29-30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</draw:text-box>
          <svg:title/>
          <svg:desc/>
        </draw:frame>
      </draw:page>
      <draw:page draw:name="Slide9" draw:style-name="a551" draw:master-page-name="Master1-Layout12-tx-Title-and-Text" presentation:presentation-page-layout-name="Master1-PPL12" draw:id="Slide-264">
        <draw:frame draw:id="id99" presentation:style-name="a555" draw:name="Title 1" svg:x="1.38in" svg:y="0.4in" svg:width="10.6in" svg:height="1.44965in" presentation:class="title" presentation:placeholder="false">
          <draw:text-box>
            <text:p text:style-name="a554" text:class-names="" text:cond-style-name=""><text:span text:style-name="a552" text:class-names=""><text:s text:c="1"/>The Christian associates at Antioch (11:22-30)<text:s text:c="1"/></text:span><text:span text:style-name="a553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<text:s text:c="1"/>Barnabas (11:22-24):<text:s text:c="1"/>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><text:s text:c="1"/>Saul (11:25-26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Agabus (11:27-30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BARNABAS AND THE CONVERTS AT ANTIOCH (11:19-30)<text:s text:c="1"/></text:span><text:span text:style-name="a571" text:class-names=""/></text:p>
          </draw:text-box>
          <svg:title/>
          <svg:desc/>
        </draw:frame>
        <draw:frame draw:id="id102" presentation:style-name="a583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Christian assembly at Antioch (11:19-21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Christian associates at Antioch (11:22-30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1" draw:style-name="a584" draw:master-page-name="Master1-Layout12-tx-Title-and-Text" presentation:presentation-page-layout-name="Master1-PPL12" draw:id="Slide-266">
        <draw:frame draw:id="id103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ACTS 11<text:s text:c="1"/></text:span><text:span text:style-name="a586" text:class-names=""/></text:p>
          </draw:text-box>
          <svg:title/>
          <svg:desc/>
        </draw:frame>
        <draw:frame draw:id="id104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PETER AND THE CRITICS AT JERUSALEM (11:1-18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BARNABAS AND THE CONVERTS AT ANTIOCH (11:19-30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1 </dc:title>
    <meta:initial-creator>David STRICKLAND</meta:initial-creator>
    <dc:creator>David STRICKLAND</dc:creator>
    <meta:creation-date>2020-02-23T23:11:00Z</meta:creation-date>
    <dc:date>2020-02-23T23:11:01Z</dc:date>
    <meta:template xlink:href="BibleStudy" xlink:type="simple"/>
    <meta:editing-cycles>1</meta:editing-cycles>
    <meta:editing-duration>PT0S</meta:editing-duration>
    <meta:document-statistic meta:paragraph-count="35" meta:word-count="240"/>
  </office:meta>
</office:document-meta>
</file>